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office:font-face-decls>
  <office:automatic-styles>
    <style:style style:name="P1" style:family="paragraph" style:parent-style-name="Standard">
      <style:paragraph-properties fo:text-align="justify" style:justify-single-word="false"/>
      <style:text-properties style:font-name="Times New Roman" fo:language="ru" fo:country="RU"/>
    </style:style>
    <style:style style:name="P2" style:family="paragraph" style:parent-style-name="Standard">
      <style:paragraph-properties fo:text-align="justify" style:justify-single-word="false"/>
      <style:text-properties style:font-name="Times New Roman" fo:language="ru" fo:country="RU" officeooo:paragraph-rsid="000f54e0"/>
    </style:style>
    <style:style style:name="P3" style:family="paragraph" style:parent-style-name="Standard">
      <style:paragraph-properties fo:text-align="justify" style:justify-single-word="false"/>
      <style:text-properties style:font-name="Times New Roman" fo:language="ru" fo:country="RU" fo:font-weight="bold" officeooo:paragraph-rsid="000f54e0" style:font-weight-asian="bold" style:font-weight-complex="bold"/>
    </style:style>
    <style:style style:name="T1" style:family="text">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Предкремниевая верификация требует значительных усилий в типичном потоке проектирования [Foster 15]. Данная статья посвящена предкремниевой верификации одиночных процессорных ядер, которые являются критически важными компонентами любой системы-на-кристалле (SoC). Как правило, предкремниевая верификация в основном направлена на устранение ошибок логического проектирования (логических ошибок). Помимо логических ошибок, будущим методам предкремниевой верификации, возможно, потребуется также бороться с аппаратными троянами (HTs) [King 08], которые представляют собой несанкционированные модификации интегральной схемы (ИС), приводящие к неправильной функциональности и/или раскрытию конфиденциальных данных [Karri 10]. Хотя первоначальные исследования HTs были сосредоточены на атаках, осуществляемых на литейном заводе во время производства, существуют также опасения, что HTs могут быть вставлены в ядра интеллектуальной собственности (IP) третьих лиц злоумышленниками [Zhang 11]. Процессорные ядра - важный класс IP-ядер, которые используются (и переиспользуются) во многих проектах для снижения стоимости разработки и удовлетворения жестких требований к срокам выхода на рынок. Таким образом, обеспечение функциональной корректности и надежности процессорных ядер является важной проблемой.</text:p>
      <text:p text:style-name="P1"><text:tab/>Подобно логическим ошибкам, мы рассматриваем НТ, которые влияют на функциональность; т. е, такой HT может вызвать ошибку, которая (в конечном итоге) может привести к ошибке в программно-видимом состоянии (программно-видимых регистрах или памяти). Этот охватывает многие продемонстрированные атаки на процессорные ядра [King 08].</text:p>
      <text:p text:style-name="P1"><text:tab/>Символическое быстрое обнаружение ошибок (QED) - это новый метод предкремниевой верификации, основанный на идеях QED [Hong 10, Lin 12, 14, 15a]. Она использует проверку ограниченных моделей (Bounded Model Checking, BMC) [Clarke 01] для формального анализа конструкции. Это автоматизированная и быстрая техника обнаружения и локализации ошибок. Это контрастирует с традиционными методами верификации до кремния, которые в основном являются специальными и ручными, и которые не могут масштабироваться (справочная информация приведена в приложении B).</text:p>
      <text:p text:style-name="P1"><text:tab/>Символический QED анализирует дизайн символически, но для этого требуется конкретное (несимволическое, т.е. с явно заданными 0 и 1) начальное состояние. Начать с конкретного состояния означает, что для поиска ошибок, требующих очень длинных последовательностей активации (т. е. для активации таких ошибок требуется много инструкций), Symbolic QED должен полагаться на очень глубокие прогоны BMC (т. е. прогоны, которые разворачивают схему достаточно далеко, чтобы включить все инструкции активации). Это может быть затруднительно для практических разработок. Например, в [Singh 18] говорится, что инструмент BMC может развернуть схему только примерно на 30 тактов, что составляет 24 часа времени верификации. Следующий пример HT, взятый из [Zhang 14], показывает, что символический QED, хотя и очень эффективен для многих логических ошибок, может быть недостаточным для обнаружения HT.</text:p>
      <text:p text:style-name="P2">Мотивирующий пример </text:p>
      <text:p text:style-name="P2"><text:tab/>Рассмотрим следующий HT, который может быть трудно (см. раздел 5 для более подробного обсуждения) обнаружить во время предкремниевой верификации с помощью существующих методов обнаружения HT [Salmani 13, Zhang 14]: HT изменяет опкоды нескольких следующих декодированных инструкций после того, как видит определенную последовательность из 256 инструкций. </text:p>
      <text:p text:style-name="P2"><text:tab/>Такой HT может внедрить короткую последовательность инструкций, чтобы обойти защиту физической памяти и запустить привилегированную инструкцию. Это пример атаки с повышением привилегий [King 08], которая может привести к катастрофе. </text:p>
      <text:p text:style-name="P2"><text:tab/>Поскольку для активации HT требуется много инструкций (и много тактов), Symbolic QED (как и другие методы на основе BMC [Rajendran 15, Reece 16]) не сможет обнаружить этот пример, если только начальное состояние быстро не перейдет в состояние, в котором <text:soft-page-break/>активируется HT. Попытка натолкнуться на такое "близкое" состояние, выбрав конкретное состояние из симуляции или начав с состояния сброса, маловероятна, поскольку HT может быть спроектирован с произвольной последовательностью активации, которая не известна априори.</text:p>
      <text:p text:style-name="P2">Чтобы преодолеть эту серьезную проблему, мы расширяем Symbolic QED таким образом, чтобы он теперь мог стартовать из символического (а не конкретного) начального состояния (т.е. мы даем инструменту BMC возможность выбирать произвольное начальное состояние). Как объясняется в следующем параграфе, BMC из символического начального состояния может быть очень сложным. Наш подход преодолевает связанные с этим проблемы и позволяет запускать BMC на основе символического QED из состояний, которые в противном случае потребовали бы очень глубоких прогонов BMC, не поддерживаемых текущими формальными инструментами. В результате даже логические ошибки, требующие очень длинных последовательностей активации, можно обнаружить, применив очень короткую последовательность инструкций после запуска из "близкого" состояния. Конечно, мы также можем обнаружить мотивирующий пример HT в течение нескольких минут.</text:p>
      <text:p text:style-name="P2"><text:s text:c="4"/>Существующие методы предкремниевой верификации на основе BMC (включая существующий Symbolic QED) сталкиваются со следующей проблемой при использовании в сочетании с символическими начальными состояниями: BMC требуется свойство для проверки, а также специфические для свойства ограничения (предположения, сделанные инструментом BMC о конструкции) на символическое начальное состояние. Эти ограничения необходимы для того, чтобы инструмент BMC не выдавал ложные контрпримеры (ложные срабатывания) для проверяемого свойства. Если инструмент BMC выберет начальное состояние, которое недостижимо из множества всех допустимых состояний сброса системы с помощью допустимой последовательности инструкций, может произойти ложное срабатывание. Например, предположим, что каждое слово в памяти защищено одним четным битом четности. Предположим, что инструмент BMC должен проверить следующее свойство: при любой последовательности операций чтения и записи в память биты четности остаются согласованными с данными. Если начальное состояние конструкции не ограничено, инструмент BMC может инициализировать память, чтобы она содержала полностью нулевое слово с '1' в качестве бита четности, считать из этой области памяти и сообщить об этом ложном контрпримере (который является ложным положительным результатом). Традиционные методы заставляют инженера по верификации вручную писать ограничения, чтобы исключить такие ложные срабатывания, что может занять очень много времени для больших конструкций с множеством сложных свойств.</text:p>
      <text:p text:style-name="P2"/>
      <text:p text:style-name="P2">В данной работе эта проблема решается следующим образом: i) определяются QED-ограничения: достаточные ограничения, чтобы гарантировать отсутствие ложных срабатываний при использовании символического QED с символическими начальными состояниями в одном процессорном ядре; и ii) вводятся QED-записывающие устройства, которые наблюдают небольшое подмножество внутренних сигналов в процессоре и проверяют выполнение QED-ограничений. Регистраторы QED используются только для предкремниевой верификации. Они не занимают лишнюю площадь в окончательном проекте.</text:p>
      <text:p text:style-name="P2">Ниже приведены некоторые из ключевых экспериментальных результатов, о которых мы сообщаем: </text:p>
      <text:p text:style-name="P2">1) Мы автоматически, корректно и быстро (в течение 1 минуты) обнаружили несколько реальных логических ошибок, которые ранее были неизвестны, в суперскалярном RISC-V-ядре с открытым исходным кодом [Ridecore1].</text:p>
      <text:p text:style-name="P2">2) Мы автоматически, корректно и быстро (в течение 25 секунд для заказного ядра; 18 минут для суперскалярного ядра) обнаружили 100 % сотен смоделированных логических ошибок, представляющих широкий спектр "сложных" сценариев (см. приложение A), которые встречались в различных коммерческих разработках.</text:p>
      <text:p text:style-name="P2"><text:soft-page-break/>3) Мы автоматически, корректно и быстро (в течение 5 минут для порядкового ядра; 2 часов для суперскалярного ядра) обнаружили 100 % сотен смоделированных аппаратных троянов, представляющих широкий спектр сценариев (см. приложение A) из исследовательской литературы. В отличие от этого, Symbolic QED с конкретным начальным состоянием обнаружил только 9 % таких HT.</text:p>
      <text:p text:style-name="P2">4) Мы автоматически, правильно и быстро (в течение 2,5 часов) обнаружили 97,9 % семейства "экстремальных" ошибок (случайно сгенерированные ошибки, основанные на предварительных условиях, которые требуют ~100 000 инструкций активации, взятых из случайных тестовых программ) в суперскалярном ядре. В отличие от этого, Symbolic QED с конкретным начальным состоянием обнаружил 0 % таких ошибок. Эта работа опирается на предыдущую работу по Symbolic QED с символическими начальными состояниями [Fadiheh 18]. Более подробное обсуждение представлено в Приложении B.3. </text:p>
      <text:p text:style-name="P2">Ниже перечислены некоторые важные особенности нашей методики</text:p>
      <text:p text:style-name="P2">1) Она высокоэффективна для обнаружения логических ошибок и НТ (несмотря на длинные последовательности активации) во время предкремниевой верификации последовательных и суперскалярных ядер, что подтверждается нашими результатами 2) Она не требует от инженера по верификации вручную создавать утверждения, специфичные для дизайна, чтобы найти логические ошибки или НТ.</text:p>
      <text:p text:style-name="P2">3) Отсутствие ложных срабатываний, что подтверждается нашими результатами.</text:p>
      <text:p text:style-name="P2">4) Для обнаружения логических ошибок и/или НТ не требуется "золотая" модель или данные симуляции тестируемой конструкции.</text:p>
      <text:p text:style-name="P2">5) Его эффективность не зависит от способа проектирования HT, т. е. наш метод не зависит от дизайна HT. </text:p>
      <text:p text:style-name="P2">Остальная часть статьи организована следующим образом. В разделе 2 описывается, как мы расширяем Symbolic QED с помощью символических начальных состояний. В разделе 3 представлены результаты, а в разделе 4 - сопутствующие работы. В разделе 5 приводятся выводы. </text:p>
      <text:p text:style-name="P2">В Приложении A представлена классификация ошибок и HT. В приложении B приведена история вопроса и обзор предыдущих работ по QED, а также представлен новый модуль QED (небольшой блок, используемый только во время предкремниевой верификации дизайна, который позволяет инструменту BMC передавать инструкции Symbolic QED процессорному ядру), используемый в наших экспериментах в данной статье. В приложении C [Extended 18] объясняются наши предположения о том, как работают безбаговые конструкции, а в приложении D [Extended 18] подробно описано, как QED-ограничения задаются формальному инструменту.</text:p>
      <text:p text:style-name="P2"/>
      <text:p text:style-name="P3">2. Расширение символического КЭД с помощью символических начальных состояний</text:p>
      <text:p text:style-name="P2">В этом разделе мы обсудим, как Символическая КЭД [Singh 18] расширяется символическими начальными состояниями (справочная информация о КЭД и символическом КЭД приведена приведена в Приложении B). Как было сказано во введении, основная проблема с символическими стартовыми состояниями - это ложные срабатывания: инструмент BMC может выбрать начальное состояние, которое недостижимо из множества всех допустимых состояний сброса используя правильную последовательность событий (инструкций), что может привести к ложному срабатыванию. ложному срабатыванию. Чтобы избежать ложных срабатываний, мы определяем набор ограничений (называемых QED-ограничениями) на символическое начальное состояние (см. раздел 2.1). Чтобы Для реализации этих QED-ограничений мы вводим QED-регистраторы, дополнительные аппаратные модули (используемые только во время предкремниевой верификации. они не занимают места в окончательном проекте), которые записывают небольшое подмножество внутренних логических значений процессорного ядра и проверяют, что ограничения QED (см. раздел 2.2). Входы и шаги сравниваются с Символический QED без символических начальных состояний показан на рис. 1.</text:p>
      <text:p text:style-name="P2"><text:soft-page-break/>Сначала определим терминологию, которую мы используем в определениях ограничений: i) Символические инструкции в полете (SIF): символы (т. е. биты состояния), выбранные инструментом BMC как часть символического начального состояния, соответствующие значениям, хранящимся в (микроархитектурных) флип-флопах внутри конвейера, которые хранят инструкции во время нормальной работы. Во время нормальной работы эти флипы заполняются инструкцией, проходящей через ядро1; ii) Символические инструкции QED: символы, представляющие инструкции, которые формируют трассировку ошибки (которая является частью контрпримера, наряду с начальным состоянием, которое назначает BMC), сгенерированную инструментом BMC; iii) T": момент времени, когда все инструкции SIF фиксируются (т. е. записываются в архитектурное состояние). Он определяется инструментом BMC; и iv) данные операнда символического QED: символы, представляющие данные операнда2 (операнд может быть либо архитектурным регистром, либо ячейкой памяти) отправленных инструкций символического QED (отправленных до T"). </text:p>
      <text:p text:style-name="P2">Рис. 2 иллюстрирует эти определения для трехступенчатого конвейера с последовательным выполнением. Когда начинается формальный анализ, существует до трех инструкций SIF, и все они фиксируются к моменту времени T". Первая инструкция Symbolic QED (R1=R1+5) поступает в конвейер, и данные ее операнда Symbolic QED становятся доступны после прохождения через стадию Dispatch. </text:p>
      <text:p text:style-name="P2">Теперь ограничения QED представлены следующим образом (см. приложение D в [Extended 18] для более подробной информации о том, как выполняется каждое ограничение): Ограничение C-1: В момент T" все инструкции SIF зафиксированы (т. е. ни одна инструкция SIF не может записать в архитектурное состояние после T"), а все символьные инструкции QED зафиксированы после T". Ограничение C-2: В момент T" архитектурное состояние является QED-согласованным (определение см. в приложении B). Кроме того, ничто, кроме инструкции Symbolic QED, не может записывать в состояние архитектуры после T" (например, любой тестовый режим, такой как сканирование, который может напрямую записывать в регистры, должен быть отключен). Ограничение C-3: Все данные операнда для каждой символьной QED-инструкции I должны обладать одним из следующих свойств: </text:p>
      <text:p text:style-name="P2">i) если данные операнда доступны (т. е. I уже считывал данные для этого операнда), то эти данные должны совпадать с данными соответствующего регистра/места памяти (т. е. исходного места операнда) в T". </text:p>
      <text:p text:style-name="P2">ii) если данные операнда недоступны в T", то I ожидает результата более ранней инструкции Symbolic QED для этих данных операнда.</text:p>
      <text:p text:style-name="P2"><text:tab/>Ограничения QED образуют достаточное условие для обеспечения отсутствия ложных срабатываний, если учесть, что любая конструкция без ошибок удовлетворяет двум предположениям после T". Эти два предположения подробно описаны и обоснованы в Приложении C [Extended 18]. Подробности о задании QED-ограничений формальному инструменту приведены в приложении D [Расширенное 18]. </text:p>
      <text:p text:style-name="P2">Важно отметить, что эти же QED-ограничения не предотвращают ложных срабатываний при общей проверке свойств с помощью BMC. Например, пусть процессорное ядро стартует в состоянии, когда счетчик программы исключений (EPC) смещен, текущий ПК находится внутри процедуры обработки исключений, а в конвейере присутствуют только инструкции NOP. Это недостижимое состояние для процессоров со строгими правилами выравнивания (например, MIPS). Имеет смысл проверить свойство выравнивания EPC, поскольку возврат по неверно выровненному адресу может привести к ошибке. Даже в момент Tc, когда последовательность NOP завершена, этот EPC все еще будет выровнен неправильно, что приведет к ложному срабатыванию. </text:p>
      <text:p text:style-name="P2">Однако при использовании ограничений с Symbolic QED мы не получим такого ложного срабатывания. Это происходит потому, что процедура обработки исключений будет заполнена корректными тестами QED, и в любой момент, когда мы утверждаем проверку QED, она не должна быть неудачной, если только в конструкции нет ошибки. Даже если ядро <text:soft-page-break/>вернется по неверно выровненному адресу, процессор может сбойнуть, но ни одна проверка QED не сработает.</text:p>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6T08:51:26.569418071</meta:creation-date>
    <dc:date>2024-02-15T00:22:59.689543479</dc:date>
    <meta:editing-duration>P2DT4H35M1S</meta:editing-duration>
    <meta:editing-cycles>6</meta:editing-cycles>
    <meta:generator>LibreOffice/7.5.9.2$Linux_X86_64 LibreOffice_project/50$Build-2</meta:generator>
    <meta:document-statistic meta:table-count="0" meta:image-count="0" meta:object-count="0" meta:page-count="5" meta:paragraph-count="33" meta:word-count="1988" meta:character-count="15595" meta:non-whitespace-character-count="13615"/>
  </office:meta>
</office:document-meta>
</file>